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0.644cm"/>
    </style:style>
    <style:style style:name="gr3" style:family="graphic" style:parent-style-name="standard">
      <style:graphic-properties draw:textarea-horizontal-align="justify" draw:textarea-vertical-align="middle" draw:auto-grow-height="false" fo:min-height="0.559cm" fo:min-width="0.84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9cm" fo:min-width="1.815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0.4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background-color="#ffffff"/>
    </style:style>
    <style:style style:name="P5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ffff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4.191cm" svg:height="2.286cm" svg:x="12.43cm" svg:y="3.413cm">
          <text:p text:style-name="P1">ro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6" draw:id="id16" draw:layer="layout" svg:width="4.191cm" svg:height="2.286cm" svg:x="12.557cm" svg:y="10.017cm">
          <text:p text:style-name="P1">cam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191cm" svg:height="2.286cm" svg:x="12.684cm" svg:y="15.605cm">
          <text:p text:style-name="P1">vis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4.191cm" svg:height="2.286cm" svg:x="2.524cm" svg:y="21.32cm">
          <text:p text:style-name="P1">visi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4.191cm" svg:height="2.286cm" svg:x="2.905cm" svg:y="10.017cm">
          <text:p text:style-name="P1">lo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191cm" svg:height="2.286cm" svg:x="12.811cm" svg:y="21.193cm">
          <text:p text:style-name="P1">badge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4.191cm" svg:height="2.286cm" svg:x="2.905cm" svg:y="3.54cm">
          <text:p text:style-name="P1">ad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2.286cm" svg:height="1.905cm" svg:x="8.747cm" svg:y="21.47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8" draw:id="id8" draw:layer="layout" svg:width="2.286cm" svg:height="1.905cm" svg:x="8.62cm" svg:y="18.272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0" draw:id="id10" draw:layer="layout" svg:width="2.286cm" svg:height="1.905cm" svg:x="8.493cm" svg:y="3.66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1.905cm" svg:height="1.143cm" svg:x="1.254cm" svg:y="24.622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905cm" svg:height="1.143cm" svg:x="12.684cm" svg:y="23.987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1.905cm" svg:height="1.143cm" svg:x="17.51cm" svg:y="16.748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1.905cm" svg:height="1.143cm" svg:x="17.51cm" svg:y="11.16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905cm" svg:height="1.143cm" svg:x="12.303cm" svg:y="1.63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1.905cm" svg:height="1.143cm" svg:x="1cm" svg:y="1.508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1.905cm" svg:height="1.143cm" svg:x="2.778cm" svg:y="8.239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619cm" svg:y1="23.606cm" svg:x2="2.207cm" svg:y2="24.622cm" draw:start-shape="id1" draw:start-glue-point="2" draw:end-shape="id2" draw:end-glue-point="4" svg:d="M4619 23606l-2412 1016" svg:viewBox="0 0 2413 1017">
          <text:p/>
        </draw:connector>
        <draw:connector draw:style-name="gr4" draw:text-style-name="P3" draw:layer="layout" draw:type="line" svg:x1="14.906cm" svg:y1="23.479cm" svg:x2="13.637cm" svg:y2="23.987cm" draw:start-shape="id3" draw:start-glue-point="2" draw:end-shape="id4" draw:end-glue-point="4" svg:d="M14906 23479l-1269 508" svg:viewBox="0 0 1270 509">
          <text:p/>
        </draw:connector>
        <draw:connector draw:style-name="gr4" draw:text-style-name="P3" draw:layer="layout" draw:type="line" svg:x1="16.875cm" svg:y1="16.748cm" svg:x2="17.51cm" svg:y2="17.32cm" draw:start-shape="id5" draw:start-glue-point="1" draw:end-shape="id6" draw:end-glue-point="6" svg:d="M16875 16748l635 572" svg:viewBox="0 0 636 573">
          <text:p/>
        </draw:connector>
        <draw:connector draw:style-name="gr5" draw:text-style-name="P4" draw:layer="layout" svg:x1="6.715cm" svg:y1="22.463cm" svg:x2="8.747cm" svg:y2="22.427cm" draw:start-shape="id1" draw:start-glue-point="1" draw:end-shape="id7" draw:end-glue-point="5" svg:d="M6715 22463h1016v-36h1016" svg:viewBox="0 0 2033 37">
          <text:p text:style-name="P4"><text:span text:style-name="T2">N</text:span></text:p>
        </draw:connector>
        <draw:connector draw:style-name="gr6" draw:text-style-name="P4" draw:layer="layout" svg:x1="11.033cm" svg:y1="22.427cm" svg:x2="12.811cm" svg:y2="22.336cm" draw:start-shape="id7" draw:start-glue-point="7" draw:end-shape="id3" draw:end-glue-point="3" svg:d="M11033 22427h889v-91h889" svg:viewBox="0 0 1779 92">
          <text:p text:style-name="P4"><text:span text:style-name="T2">1</text:span></text:p>
        </draw:connector>
        <draw:connector draw:style-name="gr5" draw:text-style-name="P1" draw:layer="layout" svg:x1="4.619cm" svg:y1="21.32cm" svg:x2="8.62cm" svg:y2="19.225cm" draw:start-shape="id1" draw:start-glue-point="0" draw:end-shape="id8" draw:end-glue-point="5" svg:d="M4619 21320v-2095h4001" svg:viewBox="0 0 4002 2096">
          <text:p text:style-name="P1">N</text:p>
        </draw:connector>
        <draw:connector draw:style-name="gr6" draw:text-style-name="P1" draw:layer="layout" svg:x1="10.906cm" svg:y1="19.225cm" svg:x2="14.779cm" svg:y2="17.891cm" draw:start-shape="id8" draw:start-glue-point="7" draw:end-shape="id5" draw:end-glue-point="2" svg:d="M10906 19225h3873v-1334" svg:viewBox="0 0 3874 1335">
          <text:p text:style-name="P1">1</text:p>
        </draw:connector>
        <draw:connector draw:style-name="gr7" draw:text-style-name="P4" draw:layer="layout" svg:x1="7.096cm" svg:y1="4.683cm" svg:x2="8.493cm" svg:y2="4.619cm" draw:start-shape="id9" draw:end-shape="id10" svg:d="M7096 4683h698v-64h699" svg:viewBox="0 0 1398 65">
          <text:p text:style-name="P1"><text:span text:style-name="T2">1</text:span></text:p>
        </draw:connector>
        <draw:connector draw:style-name="gr8" draw:text-style-name="P4" draw:layer="layout" svg:x1="10.779cm" svg:y1="4.62cm" svg:x2="12.43cm" svg:y2="4.556cm" draw:start-shape="id10" draw:start-glue-point="7" draw:end-shape="id11" draw:end-glue-point="3" svg:d="M10779 4620h826v-64h825" svg:viewBox="0 0 1652 65">
          <text:p text:style-name="P1"><text:span text:style-name="T2">N</text:span></text:p>
        </draw:connector>
        <draw:connector draw:style-name="gr4" draw:text-style-name="P3" draw:layer="layout" draw:type="line" svg:x1="5cm" svg:y1="3.54cm" svg:x2="1.953cm" svg:y2="2.651cm" draw:start-shape="id9" draw:start-glue-point="0" draw:end-shape="id12" draw:end-glue-point="8" svg:d="M5000 3540l-3047-889" svg:viewBox="0 0 3048 890">
          <text:p/>
        </draw:connector>
        <draw:connector draw:style-name="gr4" draw:text-style-name="P3" draw:layer="layout" draw:type="line" svg:x1="14.525cm" svg:y1="3.413cm" svg:x2="13.256cm" svg:y2="2.778cm" draw:start-shape="id11" draw:start-glue-point="0" draw:end-shape="id13" draw:end-glue-point="8" svg:d="M14525 3413l-1269-635" svg:viewBox="0 0 1270 636">
          <text:p/>
        </draw:connector>
        <draw:connector draw:style-name="gr4" draw:text-style-name="P3" draw:layer="layout" draw:type="line" svg:x1="5cm" svg:y1="10.017cm" svg:x2="3.731cm" svg:y2="9.382cm" draw:start-shape="id14" draw:start-glue-point="0" draw:end-shape="id15" draw:end-glue-point="8" svg:d="M5000 10017l-1269-635" svg:viewBox="0 0 1270 636">
          <text:p/>
        </draw:connector>
        <draw:connector draw:style-name="gr4" draw:text-style-name="P3" draw:layer="layout" draw:type="line" svg:x1="16.748cm" svg:y1="11.16cm" svg:x2="17.51cm" svg:y2="11.732cm" draw:start-shape="id16" draw:start-glue-point="1" draw:end-shape="id17" draw:end-glue-point="6" svg:d="M16748 11160l762 572" svg:viewBox="0 0 763 573">
          <text:p/>
        </draw:connector>
        <draw:custom-shape draw:style-name="gr9" draw:text-style-name="P5" xml:id="id18" draw:id="id18" draw:layer="layout" svg:width="3.273cm" svg:height="1.143cm" svg:x="3.159cm" svg:y="25.384cm">
          <text:p text:style-name="P5"><text:span text:style-name="T3">firs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9" draw:id="id19" draw:layer="layout" svg:width="3.273cm" svg:height="1.143cm" svg:x="5.855cm" svg:y="24.368cm">
          <text:p text:style-name="P5"><text:span text:style-name="T3">las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4.619cm" svg:y1="23.606cm" svg:x2="4.796cm" svg:y2="25.384cm" draw:start-shape="id1" draw:start-glue-point="2" draw:end-shape="id18" draw:end-glue-point="4" svg:d="M4619 23606l177 1778" svg:viewBox="0 0 178 1779">
          <text:p/>
        </draw:connector>
        <draw:connector draw:style-name="gr4" draw:text-style-name="P3" draw:layer="layout" draw:type="line" svg:x1="4.619cm" svg:y1="23.606cm" svg:x2="7.492cm" svg:y2="24.368cm" draw:start-shape="id1" draw:start-glue-point="2" draw:end-shape="id19" draw:end-glue-point="4" svg:d="M4619 23606l2873 762" svg:viewBox="0 0 2874 763">
          <text:p/>
        </draw:connector>
        <draw:custom-shape draw:style-name="gr9" draw:text-style-name="P5" xml:id="id20" draw:id="id20" draw:layer="layout" svg:width="3.273cm" svg:height="1.143cm" svg:x="14.999cm" svg:y="24.241cm">
          <text:p text:style-name="P5"><text:span text:style-name="T3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906cm" svg:y1="23.479cm" svg:x2="16.636cm" svg:y2="24.241cm" draw:start-shape="id3" draw:start-glue-point="2" draw:end-shape="id20" draw:end-glue-point="4" svg:d="M14906 23479l1730 762" svg:viewBox="0 0 1731 763">
          <text:p/>
        </draw:connector>
        <draw:custom-shape draw:style-name="gr9" draw:text-style-name="P5" xml:id="id21" draw:id="id21" draw:layer="layout" svg:width="3.273cm" svg:height="1.143cm" svg:x="17.129cm" svg:y="15.097cm">
          <text:p text:style-name="P5"><text:span text:style-name="T3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6.875cm" svg:y1="16.748cm" svg:x2="17.129cm" svg:y2="15.669cm" draw:start-shape="id5" draw:start-glue-point="1" draw:end-shape="id21" draw:end-glue-point="6" svg:d="M16875 16748l254-1079" svg:viewBox="0 0 255 1080">
          <text:p/>
        </draw:connector>
        <draw:custom-shape draw:style-name="gr9" draw:text-style-name="P5" xml:id="id22" draw:id="id22" draw:layer="layout" svg:width="3.273cm" svg:height="1.143cm" svg:x="17.129cm" svg:y="9.382cm">
          <text:p text:style-name="P5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6.748cm" svg:y1="11.16cm" svg:x2="17.129cm" svg:y2="9.954cm" draw:start-shape="id16" draw:start-glue-point="1" draw:end-shape="id22" draw:end-glue-point="6" svg:d="M16748 11160l381-1206" svg:viewBox="0 0 382 1207">
          <text:p/>
        </draw:connector>
        <draw:custom-shape draw:style-name="gr9" draw:text-style-name="P5" xml:id="id23" draw:id="id23" draw:layer="layout" svg:width="3.273cm" svg:height="1.143cm" svg:x="14.491cm" svg:y="1.635cm">
          <text:p text:style-name="P5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4.525cm" svg:y1="3.413cm" svg:x2="16.128cm" svg:y2="2.778cm" draw:start-shape="id11" draw:start-glue-point="0" draw:end-shape="id23" draw:end-glue-point="8" svg:d="M14525 3413l1603-635" svg:viewBox="0 0 1604 636">
          <text:p/>
        </draw:connector>
        <draw:custom-shape draw:style-name="gr9" draw:text-style-name="P5" xml:id="id24" draw:id="id24" draw:layer="layout" svg:width="3.273cm" svg:height="1.143cm" svg:x="3.159cm" svg:y="1.127cm">
          <text:p text:style-name="P5"><text:span text:style-name="T3">firs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25" draw:id="id25" draw:layer="layout" svg:width="3.273cm" svg:height="1.143cm" svg:x="6.363cm" svg:y="1.889cm">
          <text:p text:style-name="P5"><text:span text:style-name="T3">las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cm" svg:y1="3.54cm" svg:x2="4.796cm" svg:y2="2.27cm" draw:start-shape="id9" draw:start-glue-point="0" draw:end-shape="id24" draw:end-glue-point="8" svg:d="M5000 3540l-204-1270" svg:viewBox="0 0 205 1271">
          <text:p/>
        </draw:connector>
        <draw:connector draw:style-name="gr4" draw:text-style-name="P3" draw:layer="layout" draw:type="line" svg:x1="5cm" svg:y1="3.54cm" svg:x2="6.363cm" svg:y2="2.46cm" draw:start-shape="id9" draw:start-glue-point="0" draw:end-shape="id25" svg:d="M5000 3540l1363-1080" svg:viewBox="0 0 1364 1081">
          <text:p/>
        </draw:connector>
        <draw:custom-shape draw:style-name="gr9" draw:text-style-name="P5" xml:id="id26" draw:id="id26" draw:layer="layout" svg:width="3.273cm" svg:height="1.143cm" svg:x="5.318cm" svg:y="7.985cm">
          <text:p text:style-name="P5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cm" svg:y1="10.017cm" svg:x2="6.955cm" svg:y2="9.128cm" draw:start-shape="id14" draw:start-glue-point="0" draw:end-shape="id26" draw:end-glue-point="8" svg:d="M5000 10017l1955-889" svg:viewBox="0 0 1956 890">
          <text:p/>
        </draw:connector>
        <draw:custom-shape draw:style-name="gr2" draw:text-style-name="P1" xml:id="id27" draw:id="id27" draw:layer="layout" svg:width="2.286cm" svg:height="1.905cm" svg:x="8.874cm" svg:y="10.144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7.096cm" svg:y1="11.16cm" svg:x2="8.874cm" svg:y2="11.097cm" draw:start-shape="id14" draw:start-glue-point="1" draw:end-shape="id27" draw:end-glue-point="5" svg:d="M7096 11160h889v-63h889" svg:viewBox="0 0 1779 64">
          <text:p text:style-name="P4"><text:span text:style-name="T2">N</text:span></text:p>
        </draw:connector>
        <draw:connector draw:style-name="gr8" draw:text-style-name="P4" draw:layer="layout" svg:x1="11.16cm" svg:y1="11.097cm" svg:x2="12.557cm" svg:y2="11.16cm" draw:start-shape="id27" draw:start-glue-point="7" draw:end-shape="id16" draw:end-glue-point="3" svg:d="M11160 11097h699v63h698" svg:viewBox="0 0 1398 64">
          <text:p text:style-name="P4"><text:span text:style-name="T2">N</text:span></text:p>
        </draw:connector>
        <draw:custom-shape draw:style-name="gr3" draw:text-style-name="P2" xml:id="id28" draw:id="id28" draw:layer="layout" svg:width="1.905cm" svg:height="1.143cm" svg:x="10.017cm" svg:y="8.239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0.017cm" svg:y1="10.144cm" svg:x2="10.97cm" svg:y2="9.382cm" draw:start-shape="id27" draw:start-glue-point="4" draw:end-shape="id28" draw:end-glue-point="8" svg:d="M10017 10144v-381h953v-381" svg:viewBox="0 0 954 763">
          <text:p/>
        </draw:connector>
        <draw:custom-shape draw:style-name="gr2" draw:text-style-name="P1" xml:id="id29" draw:id="id29" draw:layer="layout" svg:width="2.286cm" svg:height="1.905cm" svg:x="3.794cm" svg:y="13.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30" draw:id="id30" draw:layer="layout" svg:width="1.828cm" svg:height="1.524cm" svg:x="11.872cm" svg:y="13.319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12.684cm" svg:y1="16.748cm" svg:x2="4.937cm" svg:y2="15.605cm" draw:start-shape="id5" draw:start-glue-point="3" draw:end-shape="id29" draw:end-glue-point="6" svg:d="M12684 16748h-7747v-1143" svg:viewBox="0 0 7748 1144">
          <text:p text:style-name="P1">N</text:p>
        </draw:connector>
        <draw:connector draw:style-name="gr6" draw:text-style-name="P4" draw:layer="layout" svg:x1="4.937cm" svg:y1="13.7cm" svg:x2="5cm" svg:y2="12.303cm" draw:start-shape="id29" draw:start-glue-point="4" draw:end-shape="id14" draw:end-glue-point="2" svg:d="M4937 13700v-699h63v-698" svg:viewBox="0 0 64 1398">
          <text:p text:style-name="P4"><text:span text:style-name="T2">1</text:span></text:p>
        </draw:connector>
        <draw:connector draw:style-name="gr8" draw:text-style-name="P4" draw:layer="layout" svg:x1="14.779cm" svg:y1="15.605cm" svg:x2="12.786cm" svg:y2="14.843cm" draw:start-shape="id5" draw:start-glue-point="0" draw:end-shape="id30" draw:end-glue-point="6" svg:d="M14779 15605v-380h-1993v-382" svg:viewBox="0 0 1994 763">
          <text:p text:style-name="P4"><text:span text:style-name="T2">N</text:span></text:p>
        </draw:connector>
        <draw:connector draw:style-name="gr6" draw:text-style-name="P4" draw:layer="layout" svg:x1="14.652cm" svg:y1="12.303cm" svg:x2="12.786cm" svg:y2="13.319cm" draw:start-shape="id16" draw:start-glue-point="2" draw:end-shape="id30" draw:end-glue-point="4" svg:d="M14652 12303v508h-1866v508" svg:viewBox="0 0 1867 1017">
          <text:p text:style-name="P4"><text:span text:style-name="T2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23:09:43.846000000</meta:creation-date>
    <meta:generator>LibreOffice/5.4.4.2$Windows_X86_64 LibreOffice_project/2524958677847fb3bb44820e40380acbe820f960</meta:generator>
    <dc:date>2018-03-18T23:42:58.580000000</dc:date>
    <meta:editing-duration>PT12M7S</meta:editing-duration>
    <meta:editing-cycles>2</meta:editing-cycles>
    <meta:document-statistic meta:object-count="59"/>
  </office:meta>
</office:document-meta>
</file>